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Convertor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nvertor.BeanConvertor( final String className , final String id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Convertor.generateSaxFragment( final ContentHandler contentHandler , final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Convertor.convertFromString( final String value , final Locale locale , final FormatCache forma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nvertor.convertToString( final Object value , final Locale locale , final FormatCache formatCach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